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ison" draw:textarea-horizontal-align="justify" draw:textarea-vertical-align="middle" draw:auto-grow-height="false" fo:min-height="7.53cm" fo:min-width="7.35cm" draw:shadow="hidden"/>
    </style:style>
    <style:style style:name="gr2" style:family="graphic" style:parent-style-name="standard">
      <style:graphic-properties svg:stroke-color="#000000" draw:fill="gradient" draw:fill-color="#729fcf" draw:fill-gradient-name="Grison" draw:textarea-horizontal-align="justify" draw:textarea-vertical-align="middle" draw:auto-grow-height="false" fo:min-height="0.458cm" fo:min-width="0.208cm" draw:shadow="hidden"/>
    </style:style>
    <style:style style:name="gr3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35cm" fo:min-width="4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7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3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645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1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458cm"/>
    </style:style>
    <style:style style:name="gr12" style:family="graphic" style:parent-style-name="standard">
      <style:graphic-properties svg:stroke-color="#808080" draw:fill-color="#666666" draw:textarea-horizontal-align="justify" draw:textarea-vertical-align="middle" draw:auto-grow-height="false" fo:min-height="0.3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442cm"/>
    </style:style>
    <style:style style:name="gr14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1.11cm" fo:min-width="1.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8cm" fo:min-width="1.7cm"/>
    </style:style>
    <style:style style:name="gr16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041cm" fo:min-width="1.049cm"/>
    </style:style>
    <style:style style:name="P1" style:family="paragraph">
      <loext:graphic-properties draw:fill="gradient" draw:fill-color="#729fcf" draw:fill-gradient-name="Grison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loext:graphic-properties draw:fill="gradient" draw:fill-gradient-name="Tango_20_Gray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style:font-name="Calibri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99cm" svg:height="1.399cm" svg:x="19.076cm" svg:y="3.317cm" svg:viewBox="0 0 1400 1400" svg:d="M129 636h123v128h-123c28 272 232 478 502 505v-124h126v124c269-27 473-233 501-505h-123v-128h123c-28-272-232-478-501-505v124h-126v-124c-270 27-474 233-502 505zM700 0c397 0 700 303 700 700s-303 700-700 700-700-303-700-700 303-700 700-700z">
            <text:p/>
          </draw:path>
          <draw:path draw:style-name="gr2" draw:text-style-name="P1" draw:layer="layout" svg:width="0.776cm" svg:height="0.386cm" svg:x="19.391cm" svg:y="3.953cm" svg:viewBox="0 0 777 387" svg:d="M378 0c36 0 63 28 63 64 0 3 0 6 0 9l336 274-32 40-331-270c-10 6-22 10-36 10-26 0-48-15-58-38h-320v-51h320c10-23 32-38 58-38z">
            <text:p/>
          </draw:path>
        </draw:g>
        <draw:custom-shape draw:style-name="gr3" draw:text-style-name="P2" draw:layer="layout" svg:width="4.7cm" svg:height="0.6cm" draw:transform="rotate (1.5707963267949) translate (8.054cm 6.35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4" draw:layer="layout" svg:x1="1.3cm" svg:y1="4cm" svg:x2="4.579cm" svg:y2="4cm">
          <text:p text:style-name="P3"><text:span text:style-name="T1">IP/ATM/etc… <text:s text:c="2"/></text:span></text:p>
        </draw:line>
        <draw:custom-shape draw:style-name="gr5" draw:text-style-name="P5" draw:layer="layout" svg:width="2cm" svg:height="1.1cm" svg:x="11.905cm" svg:y="1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46cm" svg:height="0.767cm" svg:x="11.805cm" svg:y="1.6cm">
          <draw:text-box>
            <text:p><text:span text:style-name="T1">Unpack</text:span></text:p>
          </draw:text-box>
        </draw:frame>
        <draw:line draw:style-name="gr4" draw:text-style-name="P4" draw:layer="layout" svg:x1="8.7cm" svg:y1="1.9cm" svg:x2="11.9cm" svg:y2="1.9cm">
          <text:p text:style-name="P3"><text:span text:style-name="T1">Video PES</text:span></text:p>
        </draw:line>
        <draw:custom-shape draw:style-name="gr5" draw:text-style-name="P5" draw:layer="layout" svg:width="2cm" svg:height="1.1cm" svg:x="11.904cm" svg:y="5.4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46cm" svg:height="0.767cm" svg:x="11.804cm" svg:y="5.65cm">
          <draw:text-box>
            <text:p><text:span text:style-name="T1">Unpack</text:span></text:p>
          </draw:text-box>
        </draw:frame>
        <draw:line draw:style-name="gr4" draw:text-style-name="P4" draw:layer="layout" svg:x1="8.7cm" svg:y1="5.9cm" svg:x2="11.9cm" svg:y2="5.9cm">
          <text:p text:style-name="P3"><text:span text:style-name="T1">Audio PES</text:span></text:p>
        </draw:line>
        <draw:custom-shape draw:style-name="gr5" draw:text-style-name="P5" draw:layer="layout" svg:width="2cm" svg:height="1.1cm" svg:x="4.6cm" svg:y="3.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19cm" svg:height="0.767cm" svg:x="4.7cm" svg:y="3.7cm">
          <draw:text-box>
            <text:p><text:span text:style-name="T1">Receive</text:span></text:p>
          </draw:text-box>
        </draw:frame>
        <draw:line draw:style-name="gr4" draw:text-style-name="P4" draw:layer="layout" svg:x1="6.621cm" svg:y1="4cm" svg:x2="8.1cm" svg:y2="4cm">
          <text:p text:style-name="P3"><text:span text:style-name="T1">TS <text:s/></text:span></text:p>
        </draw:line>
        <draw:line draw:style-name="gr4" draw:text-style-name="P4" draw:layer="layout" svg:x1="8.7cm" svg:y1="4cm" svg:x2="11.9cm" svg:y2="4cm">
          <text:p text:style-name="P3"><text:span text:style-name="T1">Clock Ref (CR) <text:s/></text:span></text:p>
        </draw:line>
        <draw:custom-shape draw:style-name="gr5" draw:text-style-name="P5" draw:layer="layout" svg:width="2cm" svg:height="1.1cm" svg:x="11.9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46cm" svg:height="0.767cm" svg:x="11.8cm" svg:y="3.7cm">
          <draw:text-box>
            <text:p><text:span text:style-name="T1">Clock Ctrl</text:span></text:p>
          </draw:text-box>
        </draw:frame>
        <draw:line draw:style-name="gr4" draw:text-style-name="P4" draw:layer="layout" svg:x1="13.9cm" svg:y1="4cm" svg:x2="19.1cm" svg:y2="4cm">
          <text:p text:style-name="P3"><text:span text:style-name="T1">Clock Ref (CR) <text:s/></text:span></text:p>
        </draw:line>
        <draw:frame draw:style-name="gr8" draw:text-style-name="P6" draw:layer="layout" svg:width="1.145cm" svg:height="0.767cm" svg:x="20.455cm" svg:y="3.617cm">
          <draw:text-box>
            <text:p><text:span text:style-name="T1">STC</text:span></text:p>
          </draw:text-box>
        </draw:frame>
        <draw:custom-shape draw:style-name="gr9" draw:text-style-name="P5" draw:layer="layout" svg:width="2.3cm" svg:height="1.1cm" svg:x="18.7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619cm" svg:height="1.283cm" svg:x="18.6cm" svg:y="1.334cm">
          <draw:text-box>
            <text:p><text:span text:style-name="T1">Decode Ctrl </text:span></text:p>
            <text:p><text:span text:style-name="T1">(PTS, DTS)</text:span></text:p>
          </draw:text-box>
        </draw:frame>
        <draw:custom-shape draw:style-name="gr9" draw:text-style-name="P5" draw:layer="layout" svg:width="2.3cm" svg:height="1.1cm" svg:x="18.7cm" svg:y="5.46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521cm" svg:height="1.283cm" svg:x="18.6cm" svg:y="5.417cm">
          <draw:text-box>
            <text:p><text:span text:style-name="T1">Decode Ctrl</text:span></text:p>
            <text:p><text:span text:style-name="T1">(PTS only)</text:span></text:p>
          </draw:text-box>
        </draw:frame>
        <draw:custom-shape draw:style-name="gr12" draw:text-style-name="P7" draw:layer="layout" svg:width="0.7cm" svg:height="0.7cm" svg:x="19.4cm" svg:y="4.7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0.7cm" svg:height="0.7cm" svg:x="19.4cm" svg:y="2.5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2cm" svg:height="1.1cm" svg:x="22.4cm" svg:y="5.4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1cm" svg:x="22.4cm" svg:y="1.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58cm" svg:height="1.283cm" svg:x="22.516cm" svg:y="1.317cm">
          <draw:text-box>
            <text:p><text:span text:style-name="T1">Video </text:span></text:p>
            <text:p><text:span text:style-name="T1">Decoder</text:span></text:p>
          </draw:text-box>
        </draw:frame>
        <draw:frame draw:style-name="gr11" draw:text-style-name="P6" draw:layer="layout" svg:width="1.958cm" svg:height="1.283cm" svg:x="22.5cm" svg:y="5.4cm">
          <draw:text-box>
            <text:p><text:span text:style-name="T1">Audio </text:span></text:p>
            <text:p><text:span text:style-name="T1">Decoder</text:span></text:p>
          </draw:text-box>
        </draw:frame>
        <draw:g>
          <draw:custom-shape draw:style-name="gr14" draw:text-style-name="P2" draw:layer="layout" svg:width="2.4cm" svg:height="1.36cm" svg:x="26.4cm" svg:y="3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2cm" svg:height="1.068cm" svg:x="26.501cm" svg:y="3.34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549cm" svg:height="0.291cm" svg:x="26.851cm" svg:y="4.608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" draw:text-style-name="P4" draw:layer="layout" svg:x1="24.4cm" svg:y1="5.9cm" svg:x2="26.4cm" svg:y2="4.1cm">
          <text:p text:style-name="P3"><text:span text:style-name="T1"/></text:p>
        </draw:line>
        <draw:line draw:style-name="gr4" draw:text-style-name="P4" draw:layer="layout" svg:x1="24.4cm" svg:y1="1.9cm" svg:x2="26.4cm" svg:y2="4.1cm">
          <text:p/>
        </draw:line>
        <draw:line draw:style-name="gr4" draw:text-style-name="P4" draw:layer="layout" svg:x1="21cm" svg:y1="1.917cm" svg:x2="22.4cm" svg:y2="1.917cm">
          <text:p/>
        </draw:line>
        <draw:line draw:style-name="gr4" draw:text-style-name="P4" draw:layer="layout" svg:x1="21cm" svg:y1="5.917cm" svg:x2="22.4cm" svg:y2="5.917cm">
          <text:p/>
        </draw:line>
        <draw:custom-shape draw:style-name="gr5" draw:text-style-name="P5" draw:layer="layout" svg:width="2cm" svg:height="1.1cm" svg:x="15.3cm" svg:y="1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46cm" svg:height="0.767cm" svg:x="15.2cm" svg:y="1.6cm">
          <draw:text-box>
            <text:p><text:span text:style-name="T1">Buffer</text:span></text:p>
          </draw:text-box>
        </draw:frame>
        <draw:custom-shape draw:style-name="gr5" draw:text-style-name="P5" draw:layer="layout" svg:width="2cm" svg:height="1.1cm" svg:x="15.3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46cm" svg:height="0.767cm" svg:x="15.2cm" svg:y="5.6cm">
          <draw:text-box>
            <text:p><text:span text:style-name="T1">Buffer</text:span></text:p>
          </draw:text-box>
        </draw:frame>
        <draw:line draw:style-name="gr4" draw:text-style-name="P4" draw:layer="layout" svg:x1="13.9cm" svg:y1="1.9cm" svg:x2="15.3cm" svg:y2="1.9cm">
          <text:p/>
        </draw:line>
        <draw:line draw:style-name="gr4" draw:text-style-name="P4" draw:layer="layout" svg:x1="13.9cm" svg:y1="5.9cm" svg:x2="15.3cm" svg:y2="5.9cm">
          <text:p/>
        </draw:line>
        <draw:line draw:style-name="gr4" draw:text-style-name="P4" draw:layer="layout" svg:x1="17.3cm" svg:y1="1.9cm" svg:x2="18.7cm" svg:y2="1.9cm">
          <text:p/>
        </draw:line>
        <draw:line draw:style-name="gr4" draw:text-style-name="P4" draw:layer="layout" svg:x1="17.3cm" svg:y1="5.9cm" svg:x2="18.7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09:17:49.417000000</meta:creation-date>
    <dc:date>2016-09-09T09:46:34.395000000</dc:date>
    <meta:editing-duration>PT7M54S</meta:editing-duration>
    <meta:editing-cycles>1</meta:editing-cycles>
    <meta:document-statistic meta:object-count="45"/>
    <meta:generator>LibreOffice/5.2.0.4$Windows_x86 LibreOffice_project/066b007f5ebcc236395c7d282ba488bca6720265</meta:generator>
  </office:meta>
</office:document-meta>
</file>